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2">
      <style:paragraph-properties fo:line-height="150%"/>
      <style:text-properties fo:color="#3465a4" loext:opacity="100%" fo:font-weight="normal" style:font-weight-asian="normal" style:font-weight-complex="normal"/>
    </style:style>
    <style:style style:name="P2" style:family="paragraph" style:parent-style-name="Standard">
      <style:paragraph-properties fo:line-height="150%"/>
      <style:text-properties officeooo:rsid="000461b5" officeooo:paragraph-rsid="000461b5"/>
    </style:style>
    <style:style style:name="P3" style:family="paragraph" style:parent-style-name="Standard">
      <style:paragraph-properties fo:line-height="150%"/>
      <style:text-properties officeooo:paragraph-rsid="00091276"/>
    </style:style>
    <style:style style:name="P4" style:family="paragraph" style:parent-style-name="Standard">
      <style:paragraph-properties fo:line-height="150%"/>
      <style:text-properties officeooo:paragraph-rsid="000a049b"/>
    </style:style>
    <style:style style:name="P5" style:family="paragraph" style:parent-style-name="Standard">
      <style:paragraph-properties fo:line-height="150%"/>
      <style:text-properties officeooo:rsid="000a049b" officeooo:paragraph-rsid="000a049b"/>
    </style:style>
    <style:style style:name="P6" style:family="paragraph" style:parent-style-name="Text_20_body">
      <style:paragraph-properties fo:line-height="150%"/>
      <style:text-properties officeooo:rsid="000461b5" officeooo:paragraph-rsid="000461b5"/>
    </style:style>
    <style:style style:name="P7" style:family="paragraph" style:parent-style-name="Text_20_body">
      <style:paragraph-properties fo:line-height="150%"/>
      <style:text-properties officeooo:rsid="000890e7" officeooo:paragraph-rsid="00087ef3"/>
    </style:style>
    <style:style style:name="T1" style:family="text">
      <style:text-properties officeooo:rsid="0008f6f0"/>
    </style:style>
    <style:style style:name="T2" style:family="text">
      <style:text-properties officeooo:rsid="00091276"/>
    </style:style>
    <style:style style:name="T3" style:family="text">
      <style:text-properties officeooo:rsid="000a049b"/>
    </style:style>
    <style:style style:name="T4" style:family="text">
      <style:text-properties officeooo:rsid="000bb67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Introduction</text:h>
      <text:p text:style-name="P2">Good morning to all the teachers from Aptech India. As the leader of Group Six, I’m pleased to introduce our eProject, <text:span text:style-name="Emphasis">Sky-Gaze</text:span>, website to you today. </text:p>
      <text:p text:style-name="P6">Our website offers a wide range of astronomy information. It starts with an introduction to the planets, then guides users to various astronomy topics under a section I call <text:span text:style-name="Emphasis">Void Theories</text:span>. Visitors can explore constellations, learn about comets, and discover how to sky gaze effectively. We’ve also included contact information, and I’m pleased to share that the website meets all of your requirements.</text:p>
      <text:p text:style-name="P6"/>
      <text:p text:style-name="P7">Let’s start with the Home page. Click the <text:span text:style-name="Emphasis">Start Exploring</text:span> button to discover the planets in our solar system. The planets are displayed in order of their distance from the Sun. Click on any planet to begin your journey.</text:p>
      <text:p text:style-name="Text_20_body">Let’s start with our lovely planet, Earth. We have a slider <text:span text:style-name="T1">showing</text:span> different views of the planet, along with a section that provides more details—such as its atmosphere—and even a video to make the experience more engaging.</text:p>
      <text:p text:style-name="Text_20_body">Next, let’s move on to the <text:span text:style-name="Emphasis">Void Theories</text:span> page. Here, you can explore various astronomy topics, such as the Big Bang Theory, black holes, and dark matter. Each topic has its own dedicated article.</text:p>
      <text:p text:style-name="Text_20_body">By the way, when I built this site, I learned so much about the universe—it’s unimaginably vast and full of mysteries.</text:p>
      <text:p text:style-name="P7"/>
      <text:p text:style-name="P3"><text:span text:style-name="T2">The constellations page is the one I love the most. I put a lot of effort on it. Along with constellation information I have a section that displays various constellations. I’ve seen a lot of constellations by my eyes. </text:span>Scorpius <text:span text:style-name="T2">is one of my favorite. It’s really </text:span><text:span text:style-name="T3">beautiful</text:span><text:span text:style-name="T2"> and </text:span><text:span text:style-name="T3">can be easily</text:span><text:span text:style-name="T2"> recognize</text:span><text:span text:style-name="T3">d</text:span><text:span text:style-name="T2">. </text:span><text:span text:style-name="T3">It indeed looks like an Scorpion. You can go through many constellations. They are categorized by seasons.</text:span></text:p>
      <text:p text:style-name="P3"/>
      <text:p text:style-name="P4"><text:span text:style-name="T3">We’ve added a gallery of <text:s/>celestial objects. There are many pictures of them. Very beautiful and enaging.</text:span></text:p>
      <text:p text:style-name="P3"/>
      <text:p text:style-name="P5">The comets page looks similar to others. <text:span text:style-name="T4">And the website is of course responsive. You can click on this button to scroll to top quickly.</text:span></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4T08:10:33.553166706</meta:creation-date>
    <dc:date>2025-08-14T10:05:11.523736296</dc:date>
    <meta:editing-duration>PT2M10S</meta:editing-duration>
    <meta:editing-cycles>1</meta:editing-cycles>
    <meta:document-statistic meta:table-count="0" meta:image-count="0" meta:object-count="0" meta:page-count="1" meta:paragraph-count="10" meta:word-count="336" meta:character-count="1971" meta:non-whitespace-character-count="1646"/>
    <meta:generator>LibreOffice/24.2.7.2$Linux_X86_64 LibreOffice_project/420$Build-2</meta:generator>
  </office:meta>
</office:document-meta>
</file>